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cd92" officeooo:paragraph-rsid="0017cd92"/>
    </style:style>
    <style:style style:name="P2" style:family="paragraph" style:parent-style-name="Standard">
      <style:text-properties officeooo:rsid="001b01aa" officeooo:paragraph-rsid="001b01aa"/>
    </style:style>
    <style:style style:name="P3" style:family="paragraph" style:parent-style-name="Standard">
      <style:text-properties officeooo:rsid="0020192f" officeooo:paragraph-rsid="0020192f"/>
    </style:style>
    <style:style style:name="P4" style:family="paragraph" style:parent-style-name="Standard">
      <style:text-properties officeooo:rsid="0027876a" officeooo:paragraph-rsid="0027876a"/>
    </style:style>
    <style:style style:name="P5" style:family="paragraph" style:parent-style-name="Standard">
      <style:text-properties officeooo:rsid="0027876a" officeooo:paragraph-rsid="0027876a" fo:background-color="transparent"/>
    </style:style>
    <style:style style:name="P6" style:family="paragraph" style:parent-style-name="Standard">
      <style:text-properties officeooo:rsid="0027b5cc" officeooo:paragraph-rsid="0027b5cc" fo:background-color="transparent"/>
    </style:style>
    <style:style style:name="P7" style:family="paragraph" style:parent-style-name="Standard">
      <style:text-properties officeooo:rsid="00283d85" officeooo:paragraph-rsid="00283d85" fo:background-color="transparent"/>
    </style:style>
    <style:style style:name="P8" style:family="paragraph" style:parent-style-name="Standard">
      <style:text-properties officeooo:rsid="0027876a" officeooo:paragraph-rsid="0027876a" fo:background-color="#ff00ff"/>
    </style:style>
    <style:style style:name="P9" style:family="paragraph" style:parent-style-name="Standard">
      <style:text-properties officeooo:rsid="0020192f" officeooo:paragraph-rsid="0020192f" fo:background-color="#ff00ff"/>
    </style:style>
    <style:style style:name="P10" style:family="paragraph" style:parent-style-name="Standard" style:list-style-name="L1">
      <style:text-properties officeooo:paragraph-rsid="0021c32c"/>
    </style:style>
    <style:style style:name="P11" style:family="paragraph" style:parent-style-name="Standard" style:list-style-name="L1">
      <style:text-properties officeooo:rsid="0017cd92" officeooo:paragraph-rsid="0021c32c"/>
    </style:style>
    <style:style style:name="P12" style:family="paragraph" style:parent-style-name="Standard" style:list-style-name="L1">
      <style:text-properties officeooo:paragraph-rsid="0021c32c" fo:background-color="#00ff00"/>
    </style:style>
    <style:style style:name="P13" style:family="paragraph" style:parent-style-name="Standard" style:list-style-name="L2">
      <style:text-properties officeooo:paragraph-rsid="001b01aa" fo:background-color="#00ff00"/>
    </style:style>
    <style:style style:name="P14" style:family="paragraph" style:parent-style-name="Standard" style:list-style-name="L2">
      <style:text-properties officeooo:rsid="001eb3cc" officeooo:paragraph-rsid="0027876a" fo:background-color="#00ff00"/>
    </style:style>
    <style:style style:name="P15" style:family="paragraph" style:parent-style-name="Standard" style:list-style-name="L2">
      <style:text-properties officeooo:rsid="0027876a" officeooo:paragraph-rsid="0027876a" fo:background-color="#ff00ff"/>
    </style:style>
    <style:style style:name="P16" style:family="paragraph" style:parent-style-name="Standard" style:list-style-name="L3">
      <style:text-properties officeooo:rsid="001d6a67" officeooo:paragraph-rsid="0027876a"/>
    </style:style>
    <style:style style:name="P17" style:family="paragraph" style:parent-style-name="Standard" style:list-style-name="L4">
      <style:text-properties officeooo:rsid="0027876a" officeooo:paragraph-rsid="0027876a" fo:background-color="transparent"/>
    </style:style>
    <style:style style:name="P18" style:family="paragraph" style:parent-style-name="Standard" style:list-style-name="L5">
      <style:text-properties officeooo:rsid="0027b5cc" officeooo:paragraph-rsid="0027b5cc" fo:background-color="transparent"/>
    </style:style>
    <style:style style:name="P19" style:family="paragraph" style:parent-style-name="Standard" style:list-style-name="L1">
      <style:text-properties officeooo:rsid="00286609" officeooo:paragraph-rsid="00286609"/>
    </style:style>
    <style:style style:name="P20" style:family="paragraph" style:parent-style-name="Standard" style:list-style-name="L1">
      <style:text-properties officeooo:rsid="002a5c7b" officeooo:paragraph-rsid="002a5c7b"/>
    </style:style>
    <style:style style:name="T1" style:family="text">
      <style:text-properties officeooo:rsid="00196068"/>
    </style:style>
    <style:style style:name="T2" style:family="text">
      <style:text-properties officeooo:rsid="001b947e"/>
    </style:style>
    <style:style style:name="T3" style:family="text">
      <style:text-properties officeooo:rsid="001b01aa"/>
    </style:style>
    <style:style style:name="T4" style:family="text">
      <style:text-properties officeooo:rsid="0021c32c"/>
    </style:style>
    <style:style style:name="T5" style:family="text">
      <style:text-properties officeooo:rsid="0017cd92"/>
    </style:style>
    <style:style style:name="T6" style:family="text">
      <style:text-properties officeooo:rsid="00233909"/>
    </style:style>
    <style:style style:name="T7" style:family="text">
      <style:text-properties officeooo:rsid="0027876a"/>
    </style:style>
    <style:style style:name="T8" style:family="text">
      <style:text-properties officeooo:rsid="0023bd1d"/>
    </style:style>
    <style:style style:name="T9" style:family="text">
      <style:text-properties officeooo:rsid="00272a13" fo:background-color="#ff00ff" loext:char-shading-value="0"/>
    </style:style>
    <style:style style:name="T10" style:family="text">
      <style:text-properties officeooo:rsid="00233909" fo:background-color="#ff00ff" loext:char-shading-value="0"/>
    </style:style>
    <style:style style:name="T11" style:family="text">
      <style:text-properties officeooo:rsid="0023bd1d" fo:background-color="#ff00ff" loext:char-shading-value="0"/>
    </style:style>
    <style:style style:name="T12" style:family="text">
      <style:text-properties officeooo:rsid="002a5c7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009</text:p>
      <text:p text:style-name="P1"/>
      <text:p text:style-name="P1"><text:span text:style-name="T7">New Features</text:span>: </text:p>
      <text:list xml:id="list1977371271" text:style-name="L1">
        <text:list-item>
          <text:p text:style-name="P11">At least 1 win condition</text:p>
          <text:list>
            <text:list-item>
              <text:p text:style-name="P19">Complete 5 quests</text:p>
              <text:list>
                <text:list-item>
                  <text:p text:style-name="P20">DQ</text:p>
                </text:list-item>
                <text:list-item>
                  <text:p text:style-name="P20">FQ</text:p>
                </text:list-item>
                <text:list-item>
                  <text:p text:style-name="P20">Kayla</text:p>
                </text:list-item>
                <text:list-item>
                  <text:p text:style-name="P20">Ocean sprouts</text:p>
                </text:list-item>
                <text:list-item>
                  <text:p text:style-name="P20"/>
                </text:list-item>
              </text:list>
            </text:list-item>
            <text:list-item>
              <text:p text:style-name="P19">Have Sex with 5 girls – <text:span text:style-name="T12">What we could do</text:span></text:p>
              <text:list>
                <text:list-item>
                  <text:p text:style-name="P19">Hooker</text:p>
                </text:list-item>
                <text:list-item>
                  <text:p text:style-name="P20">Girl who only likes virgins.</text:p>
                </text:list-item>
                <text:list-item>
                  <text:p text:style-name="P19">Food Girl</text:p>
                </text:list-item>
                <text:list-item>
                  <text:p text:style-name="P19">Kayla 1 – Snake Bite</text:p>
                </text:list-item>
                <text:list-item>
                  <text:p text:style-name="P20">Doctor – Peg</text:p>
                </text:list-item>
                <text:list-item>
                  <text:p text:style-name="P20">Mary</text:p>
                </text:list-item>
              </text:list>
            </text:list-item>
            <text:list-item>
              <text:p text:style-name="P19">Big overarching quest</text:p>
            </text:list-item>
          </text:list>
        </text:list-item>
        <text:list-item>
          <text:p text:style-name="P12"><text:span text:style-name="T5">Makefile puts all “.o” files in a seperate folder ←Is</text:span><text:span text:style-name="T4"> this really necessary? After all, do you really want to go back and fourth between folders? </text:span><text:span text:style-name="T6">I fucking did it. Be proud</text:span></text:p>
        </text:list-item>
        <text:list-item>
          <text:p text:style-name="P11">Add equipment</text:p>
        </text:list-item>
        <text:list-item>
          <text:p text:style-name="P10"><text:span text:style-name="T5">Add setting to change number inputs to alpha inputs </text:span><text:span text:style-name="T1">(This one may require a radical overhaul)</text:span></text:p>
        </text:list-item>
      </text:list>
      <text:p text:style-name="P1"/>
      <text:p text:style-name="P2">Bugs <text:span text:style-name="T7">to fix</text:span>:</text:p>
      <text:list text:style-name="L2">
        <text:list-item>
          <text:p text:style-name="P13"><text:span text:style-name="T3">No long dialogue. </text:span><text:span text:style-name="T2">i.e. nothing from files</text:span></text:p>
          <text:list>
            <text:list-item>
              <text:p text:style-name="P14">On a related note, we will probably have to put “Girls names.txt” in the same folder as dialogure.</text:p>
            </text:list-item>
            <text:list-item>
              <text:p text:style-name="P15">SOLVED: After updating to new OS. We changed our username. This was affecting constant variable “Dialogue_path” which was hardcoded with previous username of pi.</text:p>
            </text:list-item>
          </text:list>
        </text:list-item>
      </text:list>
      <text:p text:style-name="P8"/>
      <text:p text:style-name="P4">Bugs to be aware of:</text:p>
      <text:list text:style-name="L3">
        <text:list-item>
          <text:p text:style-name="P16">Strange bug where girl should be at beach, but is registering as the wrong person type.</text:p>
        </text:list-item>
      </text:list>
      <text:p text:style-name="P2"/>
      <text:p text:style-name="P2"/>
      <text:p text:style-name="P3">Dev Note:</text:p>
      <text:p text:style-name="P3"><text:tab/>While working on makefile, the only issue seems to be placing the EXE in <text:s/>a seperate folder</text:p>
      <text:p text:style-name="P3"><text:tab/><text:span text:style-name="T4">The file would almost immediately crash with a “floating point exception error” (Note: you have to open through terminal to discover.)</text:span></text:p>
      <text:p text:style-name="P3"><text:tab/><text:tab/><text:span text:style-name="T4">Could it have to do with “#include xxx.h”?</text:span></text:p>
      <text:p text:style-name="P3"><text:tab/><text:span text:style-name="T9">SOLVED: </text:span><text:span text:style-name="T10">File could no longer find “Girls Names.txt” </text:span><text:span text:style-name="T11">Gotta remember this for final project</text:span></text:p>
      <text:p text:style-name="P9"/>
      <text:p text:style-name="P5"><text:span text:style-name="T8">F</text:span>or future Versions:</text:p>
      <text:list text:style-name="L4">
        <text:list-item>
          <text:p text:style-name="P17">Put makefile in the same folder as Weather.cpp, + 1 or 2 other frequently used files, then put all others in other folders.</text:p>
        </text:list-item>
      </text:list>
      <text:p text:style-name="P6"/>
      <text:p text:style-name="P6">For future debugging/Troubleshooting</text:p>
      <text:list text:style-name="L5">
        <text:list-item>
          <text:p text:style-name="P18">Make sure filepaths are SOFT coded – or coded relative to executable.</text:p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7:55:45.696612602</meta:creation-date>
    <dc:date>2024-07-23T18:55:46.349785291</dc:date>
    <meta:editing-duration>PT6H29M21S</meta:editing-duration>
    <meta:editing-cycles>16</meta:editing-cycles>
    <meta:generator>LibreOffice/7.4.7.2$Linux_ARM_EABI LibreOffice_project/40$Build-2</meta:generator>
    <meta:document-statistic meta:table-count="0" meta:image-count="0" meta:object-count="0" meta:page-count="1" meta:paragraph-count="35" meta:word-count="292" meta:character-count="1560" meta:non-whitespace-character-count="1315"/>
  </office:meta>
</office:document-meta>
</file>